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/>
      <table:table table:name="Balancing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float" office:value="8">
            <text:p>8</text:p>
          </table:table-cell>
          <table:table-cell office:value-type="string">
            <text:p>tim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string">
            <text:p>0.75</text:p>
          </table:table-cell>
          <table:table-cell table:number-columns-repeated="1022"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string">
            <text:p>0.5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string">
            <text:p>0.2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opleStats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greeting</text:p>
          </table:table-cell>
          <table:table-cell office:value-type="string">
            <text:p>timeFactor</text:p>
          </table:table-cell>
          <table:table-cell table:style-name="Default" office:value-type="string">
            <text:p>combo</text:p>
          </table:table-cell>
          <table:table-cell office:value-type="string">
            <text:p>points</text:p>
          </table:table-cell>
          <table:table-cell table:number-columns-repeated="1019"/>
        </table:table-row>
        <table:table-row table:style-name="ro2">
          <table:table-cell office:value-type="string">
            <text:p>wife</text:p>
          </table:table-cell>
          <table:table-cell office:value-type="string">
            <text:p>kiss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oss</text:p>
          </table:table-cell>
          <table:table-cell office:value-type="string">
            <text:p>shake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friend</text:p>
          </table:table-cell>
          <table:table-cell office:value-type="string">
            <text:p>bump</text:p>
          </table:table-cell>
          <table:table-cell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other</text:p>
          </table:table-cell>
          <table:table-cell office:value-type="string">
            <text:p>hug</text:p>
          </table:table-cell>
          <table:table-cell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6.06.2018</text:date>, <text:time>00:54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4$Build-9787</meta:generator>
    <dc:creator>Dominik Hirsch</dc:creator>
    <meta:creation-date>2009-04-16T11:32:48Z</meta:creation-date>
    <dc:date>2018-06-06T00:54:42.17</dc:date>
    <meta:editing-cycles>10</meta:editing-cycles>
    <meta:editing-duration>PT4M53S</meta:editing-duration>
    <meta:document-statistic meta:table-count="2" meta:cell-count="43" meta:object-count="0"/>
    <meta:user-defined meta:name="Info 1"/>
    <meta:user-defined meta:name="Info 2"/>
    <meta:user-defined meta:name="Info 3"/>
    <meta:user-defined meta:name="Info 4"/>
  </office:meta>
</office:document-meta>
</file>